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6.672in"/>
    </style:style>
    <style:style style:name="co4" style:family="table-column">
      <style:table-column-properties fo:break-before="auto" style:column-width="2.5283in"/>
    </style:style>
    <style:style style:name="co6" style:family="table-column">
      <style:table-column-properties fo:break-before="auto" style:column-width="7.6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6" table:default-cell-style-name="Default"/>
        <table:table-row table:style-name="ro1">
          <table:table-cell table:style-name="ce1"/>
          <table:table-cell table:style-name="ce2" office:value-type="string">
            <text:p>LAST UPDATED : 8-8-13</text:p>
          </table:table-cell>
          <table:table-cell table:style-name="ce6"/>
          <table:table-cell table:style-name="ce9"/>
        </table:table-row>
        <table:table-row table:style-name="ro1">
          <table:table-cell/>
          <table:table-cell table:style-name="ce3" office:value-type="string">
            <text:p>PROBLEMS</text:p>
          </table:table-cell>
          <table:table-cell table:style-name="ce7" office:value-type="string">
            <text:p>STATU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4" office:value-type="string">
            <text:p><text:a xlink:href="http://www.geeksforgeeks.org/return-maximum-occurring-character-in-the-input-string/">Return maximum occurring character in the input string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remove-all-duplicates-from-the-input-string/">Remove all duplicates from the input string.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print-all-the-duplicates-in-the-input-string/">Print all the duplicates in the input string.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remove-characters-from-the-first-string-which-are-present-in-the-second-string/">Remove characters from the first string which are present in the second string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a-program-to-check-if-strings-are-rotations-of-each-other-or-not/">A Program to check if strings are rotations of each other or not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reverse-a-string-using-recursion/">Print reverse of a string using recursion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write-a-c-program-to-print-all-permutations-of-a-given-string/">Write a C program to print all permutations of a given string</text:a></text:p>
          </table:table-cell>
          <table:table-cell office:value-type="string">
            <text:p>done</text:p>
          </table:table-cell>
          <table:table-cell office:value-type="string">
            <text:p>in backtracking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divide-a-string-in-n-equal-parts/">Divide a string in N equal parts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given-a-string-find-its-first-non-repeating-character/">Given a string, find its first non-repeating character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print-list-items-containing-all-characters-of-a-given-word/">Print list items containing all characters of a given word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reverse-words-in-a-given-string/">Reverse words in a given string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run-length-encoding/">Run Length Encoding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find-the-smallest-window-in-a-string-containing-all-characters-of-another-string/">Find the smallest window in a string containing all characters of another string</text:a></text:p>
          </table:table-cell>
          <table:table-cell office:value-type="string">
            <text:p>done</text:p>
          </table:table-cell>
          <table:table-cell office:value-type="string">
            <text:p>buggy logic on gfg... use <text:a xlink:href="http://leetcode.com/2010/11/finding-minimum-window-in-s-which.html">http://leetcode.com/2010/11/finding-minimum-window-in-s-which.html</text:a> instead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searching-for-patterns-set-1-naive-pattern-searching/">Searching for Patterns | Set 1 (Naive Pattern Searching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searching-for-patterns-set-2-kmp-algorithm/">Searching for Patterns | Set 2 (KMP Algorithm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searching-for-patterns-set-3-rabin-karp-algorithm/">Searching for Patterns | Set 3 (Rabin-Karp Algorithm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pattern-searching-set-4-a-naive-string-matching-algo-question/">Searching for Patterns | Set 4 (A Naive Pattern Searching Question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length-of-the-longest-substring-without-repeating-characters/">Length of the longest substring without repeating character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print-all-permutations-with-repetition-of-characters/">Print all permutations with repetition of character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print-all-interleavings-of-given-two-strings/">Print all interleavings of given two strings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check-whether-a-given-string-is-an-interleaving-of-two-other-given-strings/">Check whether a given string is an interleaving of two other given strings</text:a></text:p>
          </table:table-cell>
          <table:table-cell office:value-type="string">
            <text:p>dont do this</text:p>
          </table:table-cell>
          <table:table-cell office:value-type="string">
            <text:p>use dp approach for this.. 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check-whether-two-strings-are-anagram-of-each-other/">Check whether two strings are anagram of each other</text:a></text:p>
          </table:table-cell>
          <table:table-cell office:value-type="string">
            <text:p>done</text:p>
          </table:table-cell>
          <table:table-cell office:value-type="string">
            <text:p>doc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searching-for-patterns-set-5-finite-automata/">Searching for Patterns | Set 5 (Finite Automata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pattern-searching-set-5-efficient-constructtion-of-finite-automata/">Pattern Searching | Set 6 (Efficient Construction of Finite Automata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pattern-searching-set-7-boyer-moore-algorithm-bad-character-heuristic/">Pattern Searching | Set 7 (Boyer Moore Algorithm – Bad Character Heuristic)</text:a></text:p>
          </table:table-cell>
          <table:table-cell office:value-type="string">
            <text:p>In pattern matching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dynamic-programming-set-17-palindrome-partitioning/">Dynamic Programming | Set 17 (Palindrome Partitioning)</text:a></text:p>
          </table:table-cell>
          <table:table-cell office:value-type="string">
            <text:p>done</text:p>
          </table:table-cell>
          <table:table-cell office:value-type="string">
            <text:p>In dp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lexicographic-rank-of-a-string/">Lexicographic rank of a string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lexicographic-permutations-of-string/">Print all permutations in sorted (lexicographic) order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longest-palindrome-substring-set-1/">Longest Palindromic Substring | Set 1</text:a></text:p>
          </table:table-cell>
          <table:table-cell office:value-type="string">
            <text:p>done</text:p>
          </table:table-cell>
          <table:table-cell office:value-type="string">
            <text:p>more optimized in set 2</text:p>
          </table:table-cell>
        </table:table-row>
        <table:table-row table:style-name="ro2">
          <table:table-cell/>
          <table:table-cell table:style-name="ce4" office:value-type="string">
            <text:p><text:a xlink:href="http://www.geeksforgeeks.org/an-in-place-algorithm-for-string-transformation/">An in-place algorithm for String Transformation</text:a>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<text:a xlink:href="http://www.geeksforgeeks.org/longest-palindromic-substring-set-2/">Longest Palindromic Substring | Set 2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/>
          <table:table-cell table:style-name="ce4" office:value-type="string">
            <text:p><text:a xlink:href="http://www.geeksforgeeks.org/given-a-sequence-of-words-print-all-anagrams-together/">Given a sequence of words, print all anagrams together | Set 1</text:a>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<text:a xlink:href="http://www.geeksforgeeks.org/given-a-sequence-of-words-print-all-anagrams-together-set-2/">Given a sequence of words, print all anagrams together | Set 2</text:a></text:p>
          </table:table-cell>
          <table:table-cell table:number-columns-repeated="2"/>
        </table:table-row>
        <table:table-row table:style-name="ro3">
          <table:table-cell/>
          <table:table-cell table:style-name="ce5" office:value-type="string">
            <text:p><text:a xlink:href="http://www.geeksforgeeks.org/count-words-in-a-given-string/">Count words in a given string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/>
          <table:table-cell table:style-name="ce5" office:value-type="string">
            <text:p><text:a xlink:href="http://www.geeksforgeeks.org/wildcard-character-matching/">String matching where one string contains wildcard characters</text:a></text:p>
          </table:table-cell>
          <table:table-cell office:value-type="string">
            <text:p>done</text:p>
          </table:table-cell>
          <table:table-cell office:value-type="string">
            <text:p>in leet code strings</text:p>
          </table:table-cell>
        </table:table-row>
        <table:table-row table:style-name="ro3">
          <table:table-cell/>
          <table:table-cell table:style-name="ce5" office:value-type="string">
            <text:p><text:a xlink:href="http://www.geeksforgeeks.org/write-your-own-atoi/">Write your own atoi()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/>
          <table:table-cell table:style-name="ce5" office:value-type="string">
            <text:p><text:a xlink:href="http://www.geeksforgeeks.org/longest-common-substring/">Dynamic Programming | Set 29 (Longest Common Substring)</text:a></text:p>
          </table:table-cell>
          <table:table-cell office:value-type="string">
            <text:p>done</text:p>
          </table:table-cell>
          <table:table-cell office:value-type="string">
            <text:p>in dp</text:p>
          </table:table-cell>
        </table:table-row>
        <table:table-row table:style-name="ro3">
          <table:table-cell/>
          <table:table-cell table:style-name="ce5" office:value-type="string">
            <text:p><text:a xlink:href="http://www.geeksforgeeks.org/remove-a-and-bc-from-a-given-string/">Remove “b” and “ac” from a given string</text:a></text:p>
          </table:table-cell>
          <table:table-cell office:value-type="string">
            <text:p>done</text:p>
          </table:table-cell>
          <table:table-cell/>
        </table:table-row>
        <table:table-row table:style-name="ro3">
          <table:table-cell/>
          <table:table-cell table:style-name="ce5" office:value-type="string">
            <text:p><text:a xlink:href="http://www.geeksforgeeks.org/check-whether-a-given-string-is-an-interleaving-of-two-other-given-strings-set-2/">Dynamic Programming | Set 33 (Find if a string is interleaved of two other strings)</text:a></text:p>
          </table:table-cell>
          <table:table-cell office:value-type="string">
            <text:p>done</text:p>
          </table:table-cell>
          <table:table-cell office:value-type="string">
            <text:p>in dp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09-14T18:09:31</meta:creation-date>
    <dc:date>2013-09-10T14:35:01</dc:date>
    <dc:creator>tejas </dc:creator>
    <meta:editing-duration>P4DT15H53M11S</meta:editing-duration>
    <meta:editing-cycles>111</meta:editing-cycles>
    <meta:generator>LibreOffice/3.5$Linux_x86 LibreOffice_project/350m1$Build-202</meta:generator>
    <meta:document-statistic meta:table-count="3" meta:cell-count="97" meta:object-count="0"/>
  </office:meta>
</office:document-meta>
</file>